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1pt" fo:font-weight="bold"/>
    </style:style>
    <style:style style:name="P9" style:family="paragraph" style:parent-style-name="Standard">
      <style:paragraph-properties style:writing-mode="lr-tb"/>
      <style:text-properties fo:font-size="11pt" fo:font-weight="bold" style:font-size-complex="11pt" style:font-weight-complex="bold"/>
    </style:style>
    <style:style style:name="P10" style:family="paragraph" style:parent-style-name="Standard">
      <style:paragraph-properties style:writing-mode="lr-tb"/>
      <style:text-properties fo:font-size="11pt" style:font-size-complex="11pt"/>
    </style:style>
    <style:style style:name="P11" style:family="paragraph" style:parent-style-name="Standard">
      <style:paragraph-properties style:writing-mode="lr-tb"/>
      <style:text-properties fo:font-weight="bold" style:font-weight-complex="bold"/>
    </style:style>
    <style:style style:name="P12"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3" style:family="paragraph" style:parent-style-name="Standard">
      <style:paragraph-properties fo:break-before="page" style:writing-mode="lr-tb"/>
      <style:text-properties fo:font-weight="bold" style:font-weight-complex="bold"/>
    </style:style>
    <style:style style:name="P14" style:family="paragraph" style:parent-style-name="Standard">
      <style:paragraph-properties fo:margin-left="1.27cm" fo:margin-right="0cm" fo:text-indent="0cm" style:auto-text-indent="false" style:writing-mode="lr-tb"/>
      <style:text-properties fo:font-size="10pt" style:font-size-complex="10pt"/>
    </style:style>
    <style:style style:name="P15"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style:text-autospace="none"/>
      <style:text-properties fo:font-size="10pt"/>
    </style:style>
    <style:style style:name="P17" style:family="paragraph" style:parent-style-name="Standard">
      <style:paragraph-properties style:text-autospace="none"/>
    </style:style>
    <style:style style:name="P18"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19" style:family="paragraph" style:parent-style-name="Standard">
      <style:paragraph-properties style:writing-mode="lr-tb"/>
    </style:style>
    <style:style style:name="P20" style:family="paragraph" style:parent-style-name="Standard">
      <style:paragraph-properties style:writing-mode="lr-tb"/>
      <style:text-properties fo:font-size="10pt"/>
    </style:style>
    <style:style style:name="P21" style:family="paragraph" style:parent-style-name="Standard">
      <style:paragraph-properties style:writing-mode="lr-tb"/>
      <style:text-properties fo:font-size="10pt" style:font-size-complex="10pt"/>
    </style:style>
    <style:style style:name="P22" style:family="paragraph" style:parent-style-name="Standard" style:list-style-name="L2">
      <style:paragraph-properties style:writing-mode="lr-tb">
        <style:tab-stops/>
      </style:paragraph-properties>
      <style:text-properties fo:font-size="10pt" style:font-size-complex="10pt"/>
    </style:style>
    <style:style style:name="P23" style:family="paragraph" style:parent-style-name="Standard" style:list-style-name="L5">
      <style:paragraph-properties style:writing-mode="lr-tb">
        <style:tab-stops/>
      </style:paragraph-properties>
      <style:text-properties fo:font-size="10pt" style:font-size-complex="10pt"/>
    </style:style>
    <style:style style:name="P24" style:family="paragraph" style:parent-style-name="Standard">
      <style:paragraph-properties style:writing-mode="lr-tb"/>
      <style:text-properties fo:font-size="10pt" fo:font-weight="bold" style:font-size-complex="10pt" style:font-weight-complex="bold"/>
    </style:style>
    <style:style style:name="P25" style:family="paragraph" style:parent-style-name="Standard">
      <style:paragraph-properties style:writing-mode="lr-tb"/>
      <style:text-properties fo:font-size="10pt" style:font-size-asian="10pt" style:font-size-complex="10pt"/>
    </style:style>
    <style:style style:name="P26" style:family="paragraph" style:parent-style-name="Standard">
      <style:paragraph-properties style:writing-mode="lr-tb"/>
      <style:text-properties fo:font-size="11pt" fo:font-weight="bold" style:font-size-complex="11pt" style:font-weight-complex="bold"/>
    </style:style>
    <style:style style:name="P27"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28" style:family="paragraph" style:parent-style-name="Standard" style:list-style-name="L1">
      <style:paragraph-properties fo:margin-left="1.27cm" fo:margin-right="0cm" fo:text-align="justify" style:justify-single-word="false" fo:text-indent="-0.635cm" style:auto-text-indent="false" style:writing-mode="lr-tb">
        <style:tab-stops/>
      </style:paragraph-properties>
      <style:text-properties fo:font-size="10pt" style:font-size-complex="10pt"/>
    </style:style>
    <style:style style:name="P29" style:family="paragraph" style:parent-style-name="Standard" style:list-style-name="L3">
      <style:paragraph-properties fo:margin-left="1.27cm" fo:margin-right="0cm" fo:text-indent="-0.635cm" style:auto-text-indent="false" style:writing-mode="lr-tb">
        <style:tab-stops/>
      </style:paragraph-properties>
      <style:text-properties fo:font-size="10pt" style:font-size-complex="10pt"/>
    </style:style>
    <style:style style:name="P30" style:family="paragraph" style:parent-style-name="Standard" style:list-style-name="L4">
      <style:paragraph-properties fo:margin-left="1.27cm" fo:margin-right="0cm" fo:text-indent="-0.635cm" style:auto-text-indent="false" style:writing-mode="lr-tb">
        <style:tab-stops/>
      </style:paragraph-properties>
      <style:text-properties fo:font-size="10pt" style:font-size-complex="10pt"/>
    </style:style>
    <style:style style:name="P31" style:family="paragraph" style:parent-style-name="Standard" style:list-style-name="L3">
      <style:paragraph-properties fo:margin-left="1.27cm" fo:margin-right="0cm" fo:text-indent="-0.635cm" style:auto-text-indent="false" style:writing-mode="lr-tb">
        <style:tab-stops/>
      </style:paragraph-properties>
    </style:style>
    <style:style style:name="P32" style:family="paragraph" style:parent-style-name="Standard" style:list-style-name="L4">
      <style:paragraph-properties fo:margin-left="1.27cm" fo:margin-right="0cm" fo:text-indent="-0.635cm" style:auto-text-indent="false" style:writing-mode="lr-tb">
        <style:tab-stops/>
      </style:paragraph-properties>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1pt" fo:font-weight="bold" style:font-size-complex="11pt" style:font-weight-complex="bold"/>
    </style:style>
    <style:style style:name="T6" style:family="text">
      <style:text-properties fo:font-size="11pt" style:font-size-complex="11pt"/>
    </style:style>
    <style:style style:name="T7" style:family="text">
      <style:text-properties style:font-name="Calibri" fo:font-size="11pt" style:font-name-complex="Calibri" style:font-size-complex="11pt"/>
    </style:style>
    <style:style style:name="T8" style:family="text">
      <style:text-properties style:font-name="Courier New" fo:language="en" fo:country="GB" style:font-name-asian="Courier New" style:font-size-asian="10pt" style:font-name-complex="Courier New"/>
    </style:style>
    <style:style style:name="T9" style:family="text">
      <style:text-properties style:font-name="Courier New" fo:language="en" fo:country="GB" style:font-name-asian="Courier New" style:font-size-asian="10pt" style:font-name-complex="Courier New" style:font-size-complex="10pt"/>
    </style:style>
    <style:style style:name="T10" style:family="text">
      <style:text-properties style:font-name="Courier New" fo:font-size="10pt" fo:language="en" fo:country="GB"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HP EvE API Library</text:p>
      <text:p text:style-name="P3"/>
      <text:p text:style-name="P9">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 It is possible to replace that with another XML parser and run it on PHP4 - feel free to branch the code :)</text:p>
      <text:p text:style-name="P2">- A web server that does not block the fsockopen() function. Unfortunately, many free PHP5 webhosts do block that function.</text:p>
      <text:p text:style-name="P2">- A good deal of patience :)</text:p>
      <text:p text:style-name="P1"/>
      <text:p text:style-name="P9">Overview</text:p>
      <text:p text:style-name="P3"/>
      <text:p text:style-name="P2">PHP API grabs XML data through the EvE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9">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wishes. The default caching directory is ‘./xmlcache/’.</text:p>
      <text:p text:style-name="P1"/>
      <text:p text:style-name="P9">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2">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debug(true); // When testing and debugging your code – comment out once everything’s <text:soft-page-break/>working</text:p>
      <text:p text:style-name="P2">$api-&gt;setCredentials($apiuser,$apipass);</text:p>
      <text:p text:style-name="P3"/>
      <text:p text:style-name="P3">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php file included in this release, which shows some of the functions of the API. It fetches hard-coded user ID and API key from config.php, so edit config.php before you upload the code to your server for testing.</text:p>
      <text:p text:style-name="P13">Error Reporting</text:p>
      <text:p text:style-name="P3"/>
      <text:p text:style-name="P2">Error reporting is rudimentary in this version of the library. The individual functions will return “null” if an API error was encountered. If $api-&gt;debug(true); has been set, you can print out any encountered errors with $api-&gt;printErrors();. Currently, this also outputs informational debug information, such as cache file creation, cache loading, &amp;c.</text:p>
      <text:p text:style-name="P1"/>
      <text:p text:style-name="P2">Note that PHP itself will throw Warning: error messages if the API server cannot be resolved or cannot be reached. You may want to set error_reporting() in your script if you do not wish to have these Warning: messages displayed when the API server is down.</text:p>
      <text:p text:style-name="P1"/>
      <text:p text:style-name="P1"/>
      <text:p text:style-name="P11">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9">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 That latter one’s not implemented yet, though, so natch.</text:p>
      <text:p text:style-name="P10"/>
      <text:p text:style-name="P9">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
      <text:p text:style-name="P9">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9">getDebug()</text:p>
      <text:p text:style-name="P3"/>
      <text:p text:style-name="P2">Return the value of the debug level, “true” or “false”.</text:p>
      <text:p text:style-name="P1"/>
      <text:p text:style-name="P2">$debug = $api-&gt;getDebug();</text:p>
      <text:p text:style-name="P1"><text:soft-page-break/></text:p>
      <text:p text:style-name="P1"/>
      <text:p text:style-name="P9">cache(bool)</text:p>
      <text:p text:style-name="P3"/>
      <text:p text:style-name="P2">Set caching to “true” or “false”. It defaults to “true”.</text:p>
      <text:p text:style-name="P1"/>
      <text:p text:style-name="P2">Returns “true” if successful, and “false” if not.</text:p>
      <text:p text:style-name="P1"/>
      <text:p text:style-name="P2">$api-&gt;cache(false);</text:p>
      <text:p text:style-name="P3"/>
      <text:p text:style-name="P9">setCacheDir(dir)</text:p>
      <text:p text:style-name="P3"/>
      <text:p text:style-name="P2">Set the caching directory to a value. It defaults to “./xmlcache”.</text:p>
      <text:p text:style-name="P1"/>
      <text:p text:style-name="P2">Returns “true” if successful, and “false” if not.</text:p>
      <text:p text:style-name="P1"/>
      <text:p text:style-name="P2">$api-&gt;setCacheDir(“/var/tmp/dont-live-in-my-homedir-you-bum/”);</text:p>
      <text:p text:style-name="P9"/>
      <text:p text:style-name="P8">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9"/>
      <text:p text:style-name="P3">$api-&gt;setTimeTolerance(10); // 5 minutes, pshaw, we need 10</text:p>
      <text:p text:style-name="P1"/>
      <text:p text:style-name="P9">printErrors()</text:p>
      <text:p text:style-name="P3"/>
      <text:p text:style-name="P2">Print debug messages. These may be actual errors, or merely informational debug.</text:p>
      <text:p text:style-name="P9"/>
      <text:p text:style-name="P11">Implemented EvE API functions</text:p>
      <text:p text:style-name="P3"/>
      <text:p text:style-name="P2">See the very handy API index at http://wiki.eve-id.net/APIv2_Page_Index for EvE server requirements for each API function and sample output, please.</text:p>
      <text:p text:style-name="P1"/>
      <text:p text:style-name="P2">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
      <text:p text:style-name="P9">Account Balances</text:p>
      <text:p text:style-name="P3"/>
      <text:p text:style-name="P4">Grab the Account Balance for either the character, or the corp the character belongs to.</text:p>
      <text:p text:style-name="P1"/>
      <text:p text:style-name="P2"><text:soft-page-break/>Returns an array if successful, and “null” if not.</text:p>
      <text:p text:style-name="P1"/>
      <text:p text:style-name="P6">Include needed:</text:p>
      <text:p text:style-name="P4"/>
      <text:p text:style-name="P2">require_once('./classes/eveapi/class.balances.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4567926" text:style-name="L1">
        <text:list-item>
          <text:p text:style-name="P28">“corp-bool” is “true” if you wish to fetch for corp, and “false” if you wish to fetch for character. It defaults to “false”.</text:p>
        </text:list-item>
      </text:list>
      <text:p text:style-name="P3"/>
      <text:p text:style-name="P9">Alliance List</text:p>
      <text:p text:style-name="P3"/>
      <text:p text:style-name="P2">This is a global fetch, no authentication is actually needed. An APIv1 function that Rynlam added to the mix. Handy for getting all of the member corp IDs of a particular alliance, which can then be used when fetching the corp sheet data.</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2">$data = AllianceList::getAllianceList($dataxml);</text:p>
      <text:p text:style-name="P1"/>
      <text:p text:style-name="P1"/>
      <text:p text:style-name="P9">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text:soft-page-break/>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9">Character List (on account)</text:p>
      <text:p text:style-name="P3"/>
      <text:p text:style-name="P2">Needed to get the char ID, wh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select.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9">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text:soft-page-break/></text:p>
      <text:p text:style-name="P2">$dataxml=$api-&gt;getCharacterSheet([timeout]);</text:p>
      <text:p text:style-name="P2">$data = CharacterSheet::getCharacterSheet($dataxml);</text:p>
      <text:p text:style-name="P1"/>
      <text:p text:style-name="P1"/>
      <text:p text:style-name="P9">Conquerable Station/Outpost List </text:p>
      <text:p text:style-name="P10"/>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s.php');</text:p>
      <text:p text:style-name="P3"/>
      <text:p text:style-name="P5">Authentication needed:</text:p>
      <text:p text:style-name="P1"/>
      <text:p text:style-name="P3">Authentication not required.</text:p>
      <text:p text:style-name="P1"/>
      <text:p text:style-name="P5">Fetching and parsing:</text:p>
      <text:p text:style-name="P3"/>
      <text:p text:style-name="P2">$dataxml = $api-&gt;getConquerableStations();</text:p>
      <text:p text:style-name="P2">$data = ConquerableStations::getConquerableStations($dataxml);</text:p>
      <text:p text:style-name="P1"/>
      <text:p text:style-name="P9">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4578010" text:style-name="L2">
        <text:list-item>
          <text:p text:style-name="P22">“corpid” is to be used if you wish to see information about a corporation in an alliance. If omitted, information about your character’s corp is returned.</text:p>
        </text:list-item>
      </text:list>
      <text:p text:style-name="P3"/>
      <text:p text:style-name="P9">Error List </text:p>
      <text:p text:style-name="P3"/>
      <text:p text:style-name="P2">An APIv2 function that has not been implemented yet. Have at it!</text:p>
      <text:p text:style-name="P1"/>
      <text:p text:style-name="P1"/>
      <text:p text:style-name="P9"><text:soft-page-break/>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1"/>
      <text:p text:style-name="P1"><text:span text:style-name="T5">Journal Entries</text:span><text:span text:style-name="T6">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4573925" text:style-name="L3">
        <text:list-item>
          <text:p text:style-name="P31"><text:soft-page-break/><text:span text:style-name="T2">“refid” – if specified, you will get up to 1000 entries </text:span><text:span text:style-name="T3">before</text:span><text:span text:style-name="T2"> that refid. If not specified, you will get the newest entries, up to 1000.</text:span></text:p>
        </text:list-item>
        <text:list-item>
          <text:p text:style-name="P29">“corp-bool” is “true” if you wish to fetch for corp, and “false” if you wish to fetch for character. It defaults to “false”.</text:p>
        </text:list-item>
        <text:list-item>
          <text:p text:style-name="P29">“accountkey” defaults to “1000”, which is the corp master wallet or the char wallet. Other possible values are 1001 through 1006, for the available corp wallet divisions.</text:p>
        </text:list-item>
        <text:list-item>
          <text:p text:style-name="P29">“timeout” defaults to 65 minutes, because the “cachedUntil” value for this function is broken as of Empyrian Age 1.0.1</text:p>
        </text:list-item>
      </text:list>
      <text:p text:style-name="P3"/>
      <text:p text:style-name="P1"/>
      <text:p text:style-name="P9">Kill Log (Killmails) </text:p>
      <text:p text:style-name="P3"/>
      <text:p text:style-name="P2">A array of killmails for a character or corporation, including all details that are available in game.</text:p>
      <text:p text:style-name="P1"/>
      <text:p text:style-name="P1"/>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a Director or CEO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
      <text:p text:style-name="P9">Market 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1"/>
      <text:p text:style-name="P2">Returns an array if successful, and “null” if not.</text:p>
      <text:p text:style-name="P1"/>
      <text:p text:style-name="P5">Include needed:</text:p>
      <text:p text:style-name="P3"/>
      <text:p text:style-name="P3">require_once('./classes/eveapi/class.api.php');</text:p>
      <text:p text:style-name="P2">require_once(‘./classes/eveapi/class.transactions.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text:soft-page-break/></text:p>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4578813" text:style-name="L4">
        <text:list-item>
          <text:p text:style-name="P32"><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30">“corp-bool” is “true” if you wish to fetch for corp, and “false” if you wish to fetch for character. It defaults to “false”.</text:p>
        </text:list-item>
        <text:list-item>
          <text:p text:style-name="P30">“accountkey” defaults to “1000”, which is the corp master wallet or the char wallet. Other possible values are 1001 through 1006, for the available corp wallet divisions.</text:p>
        </text:list-item>
        <text:list-item>
          <text:p text:style-name="P30">“timeout” defaults to 65 minutes, because the “cachedUntil” value for this function is broken as of Empyrian Age 1.0.1</text:p>
        </text:list-item>
      </text:list>
      <text:p text:style-name="P3"/>
      <text:p text:style-name="P1"/>
      <text:p text:style-name="P9">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text:p>
      <text:p text:style-name="P7">$data = MarketOrders::getMarketOrders($dataxml);</text:p>
      <text:p text:style-name="P5"/>
      <text:p text:style-name="P1"><text:span text:style-name="T5">Map: Jumps</text:span><text:span text:style-name="T2"> </text:span></text:p>
      <text:p text:style-name="P3"/>
      <text:p text:style-name="P3">Returns the number of ship jumps for each solarsystem,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api.php');</text:p>
      <text:p text:style-name="P2">require_once('./classes/eveapi/class.jumps.php');</text:p>
      <text:p text:style-name="P1"/>
      <text:p text:style-name="P5">Authentication needed:</text:p>
      <text:p text:style-name="P3"/>
      <text:p text:style-name="P3">None</text:p>
      <text:p text:style-name="P1"><text:soft-page-break/></text:p>
      <text:p text:style-name="P5">Fetching and parsing:</text:p>
      <text:p text:style-name="P1"/>
      <text:p text:style-name="P7">$dataxml = $api-&gt;getJumps();</text:p>
      <text:p text:style-name="P7">$data = Jumps::getJumps($dataxml);</text:p>
      <text:p text:style-name="P1"/>
      <text:p text:style-name="P9">Map: Kills </text:p>
      <text:p text:style-name="P3"/>
      <text:p text:style-name="P3">Lists the number of kills within solarsystems in the last hour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ext:p>
      <text:p text:style-name="P7">$data = Kills::getKills($dataxml);</text:p>
      <text:p text:style-name="P2"/>
      <text:p text:style-name="P3"/>
      <text:p text:style-name="P1"><text:span text:style-name="T5">Map: Sovereignty</text:span><text:span text:style-name="T6"> </text:span></text:p>
      <text:p text:style-name="P3"/>
      <text:p text:style-name="P3">Lists Solar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ext:p>
      <text:p text:style-name="P7">$data = Sovereignty::getSovereignty($dataxml);</text:p>
      <text:p text:style-name="P2"/>
      <text:p text:style-name="P5"/>
      <text:p text:style-name="P1"><text:span text:style-name="T5">Name to ID Conversion</text:span><text:span text:style-name="T6"> </text:span></text:p>
      <text:p text:style-name="P3"/>
      <text:p text:style-name="P3">Lists ID's of the names you have passed to it. It can be alliance, corporation or characters</text:p>
      <text:p text:style-name="P3"/>
      <text:p text:style-name="P3">Returns an array if successful, or “null” if not</text:p>
      <text:p text:style-name="P3"/>
      <text:p text:style-name="P5"><text:soft-page-break/>Include needed:</text:p>
      <text:p text:style-name="P3"/>
      <text:p text:style-name="P12">require_once('./classes/eveapi/class.api.php');</text:p>
      <text:p text:style-name="P15">require_once('./classes/eveapi/class.characterid.php');</text:p>
      <text:p text:style-name="P1"/>
      <text:p text:style-name="P5">Authentication needed:</text:p>
      <text:p text:style-name="P3"/>
      <text:p text:style-name="P3">none</text:p>
      <text:p text:style-name="P1"/>
      <text:p text:style-name="P5">Fetching and parsing:</text:p>
      <text:p text:style-name="P1"/>
      <text:p text:style-name="P12">$dataxml = $api-&gt;getCharacterID('Yorick Downe,CCP Garthagk');</text:p>
      <text:p text:style-name="P15">$data = CharacterID::getCharacterID($dataxml);</text:p>
      <text:p text:style-name="P2"/>
      <text:p text:style-name="P2">the only parameter is a comma separated list of names</text:p>
      <text:p text:style-name="P1"/>
      <text:p text:style-name="P5"/>
      <text:p text:style-name="P9">ID to Name Conversion (undocumented)</text:p>
      <text:p text:style-name="P3"/>
      <text:p text:style-name="P7">Lists the names of the ID's past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2">require_once('./classes/eveapi/class.api.php');</text:p>
      <text:p text:style-name="P15">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2">$dataxml = $api-&gt;getCharacterName('221710318,797400947');</text:p>
      <text:p text:style-name="P15">$data = CharacterName::getCharacterName($dataxml);</text:p>
      <text:p text:style-name="P2"/>
      <text:p text:style-name="P2">The only parameter is a comma separated list of IDs</text:p>
      <text:p text:style-name="P1"/>
      <text:p text:style-name="P9">ID to Character Portrait </text:p>
      <text:p text:style-name="P3"/>
      <text:p text:style-name="P3">When called this function returns the portrait of the character that corresponds to the ID passed to it.</text:p>
      <text:p text:style-name="P3"/>
      <text:p text:style-name="P3">Returns an array if successful, or “null” if not</text:p>
      <text:p text:style-name="P3"/>
      <text:p text:style-name="P5">Include needed:</text:p>
      <text:p text:style-name="P3"/>
      <text:p text:style-name="P12">require_once('./classes/eveapi/class.api.php');</text:p>
      <text:p text:style-name="P17"><text:line-break/></text:p>
      <text:p text:style-name="P5">Authentication needed:</text:p>
      <text:p text:style-name="P3"/>
      <text:p text:style-name="P3"><text:soft-page-break/>None</text:p>
      <text:p text:style-name="P1"/>
      <text:p text:style-name="P5">Fetching and parsing:</text:p>
      <text:p text:style-name="P1"/>
      <text:p text:style-name="P12">$path_large = $api-&gt;getCharacterPortrait(797400947,256);</text:p>
      <text:p text:style-name="P16"/>
      <text:p text:style-name="P2">The first parameter is <text:s/>the ID of the character whom portrait you wish to receive followed by the size of the portrait, Valid sizes are 64 and 256</text:p>
      <text:p text:style-name="P2"/>
      <text:p text:style-name="P9">RefTypes List </text:p>
      <text:p text:style-name="P3"/>
      <text:p text:style-name="P2">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
      <text:p text:style-name="P2">Returns an array if successful, and “null” if not.</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2">$data = RefTypes::getRefTypes($dataxml);</text:p>
      <text:p text:style-name="P3"/>
      <text:p text:style-name="P9">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1"/>
      <text:p text:style-name="P1"/>
      <text:p text:style-name="P9"><text:soft-page-break/>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generic.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9">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Detail ($id,[timeout]);</text:span></text:p>
      <text:p text:style-name="P1"><text:span text:style-name="T2">$data = StarbaseDetail::</text:span><text:span text:style-name="T7"> </text:span><text:span text:style-name="T2">getStarbaseDetail ($dataxml);</text:span></text:p>
      <text:p text:style-name="P3"/>
      <text:list xml:id="list34585996" text:style-name="L5">
        <text:list-item>
          <text:p text:style-name="P23">id – This is the ID of the POS as returned by getStarbaseList</text:p>
        </text:list-item>
      </text:list>
      <text:p text:style-name="P14"/>
      <text:p text:style-name="P1"/>
      <text:p text:style-name="P9">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text:soft-page-break/></text:p>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7"> </text:span><text:span text:style-name="T2">getStarbaseList ([timeout]);</text:span></text:p>
      <text:p text:style-name="P1"><text:span text:style-name="T2">$data = StarbaseList::</text:span><text:span text:style-name="T7"> </text:span><text:span text:style-name="T2">getStarbaseList ($dataxml);</text:span></text:p>
      <text:p text:style-name="P3"/>
      <text:p text:style-name="P1"/>
      <text:p text:style-name="P1"/>
      <text:p text:style-name="P9">Factional Warfare Stats</text:p>
      <text:p text:style-name="P3"/>
      <text:p text:style-name="P3">Stats for Factional war</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stats.php');</text:p>
      <text:p text:style-name="P1"/>
      <text:p text:style-name="P5">Authentication needed:</text:p>
      <text:p text:style-name="P3"/>
      <text:p text:style-name="P3">Limited/Full?</text:p>
      <text:p text:style-name="P1"/>
      <text:p text:style-name="P5">Fetching and parsing:</text:p>
      <text:p text:style-name="P1"/>
      <text:p text:style-name="P7">$dataxml = $api-&gt;getFacWarStats();</text:p>
      <text:p text:style-name="P3">$data = FacWarStats::getFacWarStats($dataxml);</text:p>
      <text:p text:style-name="P1"/>
      <text:p text:style-name="P9">Factional Warfare Top 100 Stats</text:p>
      <text:p text:style-name="P3"/>
      <text:p text:style-name="P3">List the top 100 factional in warfare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ext:p>
      <text:p text:style-name="P3">$data = FacWarTopStats::getFacWarTopStats($dataxml);</text:p>
      <text:p text:style-name="P2"><text:soft-page-break/></text:p>
      <text:p text:style-name="P5"/>
      <text:p text:style-name="P1"><text:span text:style-name="T5">Factional Warfare Occupancy Map</text:span><text:span text:style-name="T6">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lasses/eveapi/class.api.php');</text:p>
      <text:p text:style-name="P2">require_once('./classes/eveapi/class.f<text:span text:style-name="T9">acwarsystems</text:span>.php');</text:p>
      <text:p text:style-name="P1"/>
      <text:p text:style-name="P5">Authentication needed:</text:p>
      <text:p text:style-name="P3"/>
      <text:p text:style-name="P3">None</text:p>
      <text:p text:style-name="P1"/>
      <text:p text:style-name="P5">Fetching and parsing:</text:p>
      <text:p text:style-name="P1"/>
      <text:p text:style-name="P1"><text:span text:style-name="T4">$dataxml = $api-&gt;get</text:span><text:span text:style-name="T10">FacWarSystems</text:span><text:span text:style-name="T4">();</text:span></text:p>
      <text:p text:style-name="P3">$data = Jumps::get<text:span text:style-name="T8">FacWarSystems</text:span>($dataxml);</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1-18T15:07:15.34</dc:date>
    <dc:creator>Dustin Tinklin</dc:creator>
    <meta:editing-duration>PT01H31M41S</meta:editing-duration>
    <meta:editing-cycles>2</meta:editing-cycles>
    <meta:document-statistic meta:table-count="0" meta:image-count="0" meta:object-count="0" meta:page-count="16" meta:paragraph-count="387" meta:word-count="3165" meta:character-count="22373"/>
    <meta:user-defined meta:name="Info 1"/>
    <meta:user-defined meta:name="Info 2"/>
    <meta:user-defined meta:name="Info 3"/>
    <meta:user-defined meta:name="Info 4"/>
  </office:meta>
</office:document-meta>
</file>